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eb613d" draw:textarea-horizontal-align="justify" draw:textarea-vertical-align="middle" draw:auto-grow-height="false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Ubuntu" style:font-pitch="variable" fo:font-size="14pt" style:font-size-asian="14pt" style:font-size-complex="14pt"/>
    </style:style>
    <style:style style:name="P4" style:family="paragraph">
      <style:paragraph-properties fo:text-align="center"/>
      <style:text-properties fo:color="#ffffff" fo:font-family="Ubuntu" style:font-pitch="variable" fo:font-size="14pt" style:font-size-asian="14pt" style:font-size-complex="14pt"/>
    </style:style>
    <style:style style:name="T1" style:family="text">
      <style:text-properties fo:font-family="Ubuntu" style:font-pitch="variable" fo:font-size="14pt" style:font-size-asian="14pt" style:font-size-complex="14pt"/>
    </style:style>
    <style:style style:name="T2" style:family="text">
      <style:text-properties style:text-position="sub 58%" fo:font-family="Ubuntu" style:font-pitch="variable" fo:font-size="14pt" style:font-size-asian="14pt" style:font-size-complex="14pt"/>
    </style:style>
    <style:style style:name="T3" style:family="text">
      <style:text-properties fo:color="#ffffff" fo:font-family="Ubuntu" style:font-pitch="variable" fo:font-size="14pt" style:font-size-asian="14pt" style:font-size-complex="14pt"/>
    </style:style>
    <style:style style:name="T4" style:family="text">
      <style:text-properties fo:color="#ffffff" style:text-position="sub 58%" fo:font-family="Ubuntu" style:font-pitch="variable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9.3cm" svg:height="6.3cm" svg:x="6.1cm" svg:y="1cm">
          <text:p text:style-name="P1">U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3" draw:layer="layout" svg:width="1cm" svg:height="1cm" svg:x="8.3cm" svg:y="2.3cm">
          <text:p text:style-name="P2"><text:span text:style-name="T1">u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cm" svg:height="1cm" svg:x="10.9cm" svg:y="2cm">
          <text:p text:style-name="P2"><text:span text:style-name="T3">u</text:span><text:span text:style-name="T4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cm" svg:height="1cm" svg:x="7.8cm" svg:y="4.9cm">
          <text:p text:style-name="P2"><text:span text:style-name="T1">u</text:span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cm" svg:height="1cm" svg:x="10.5cm" svg:y="3.9cm">
          <text:p text:style-name="P2"><text:span text:style-name="T3">u</text:span><text:span text:style-name="T4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cm" svg:height="1cm" svg:x="13.3cm" svg:y="4.4cm">
          <text:p text:style-name="P2"><text:span text:style-name="T3">u</text:span><text:span text:style-name="T4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icola </meta:initial-creator>
    <meta:creation-date>2012-12-09T09:35:31</meta:creation-date>
    <dc:date>2012-12-09T17:18:43</dc:date>
    <dc:creator>Nicola </dc:creator>
    <meta:editing-duration>PT5M43S</meta:editing-duration>
    <meta:editing-cycles>4</meta:editing-cycles>
    <meta:generator>LibreOffice/3.6$Linux_X86_64 LibreOffice_project/360m1$Build-102</meta:generator>
    <meta:document-statistic meta:object-count="6"/>
  </office:meta>
</office:document-meta>
</file>